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1B42268A.png"/>
  <manifest:file-entry manifest:media-type="image/png" manifest:full-path="Pictures/100000000000032000000258931F834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roundedrect-subtitle">
      <style:graphic-properties draw:fill-color="#ffffff" draw:auto-grow-height="true" fo:min-height="16.255cm"/>
    </style:style>
    <style:style style:name="pr2" style:family="presentation" style:parent-style-name="lyt-roundedrect-notes">
      <style:graphic-properties draw:fill-color="#ffffff" draw:auto-grow-height="true" fo:min-height="13.364cm"/>
    </style:style>
    <style:style style:name="pr3" style:family="presentation" style:parent-style-name="lyt-roundedrect-title">
      <style:graphic-properties fo:min-height="3.506cm"/>
    </style:style>
    <style:style style:name="pr4" style:family="presentation" style:parent-style-name="lyt-roundedrect-outline1">
      <style:graphic-properties draw:auto-grow-height="true" fo:min-height="12.179cm"/>
    </style:style>
    <style:style style:name="pr5" style:family="presentation" style:parent-style-name="lyt-roundedrect-notes">
      <style:graphic-properties draw:fill-color="#ffffff" fo:min-height="13.364cm"/>
    </style:style>
    <style:style style:name="pr6" style:family="presentation" style:parent-style-name="lyt-roundedrect-outline1">
      <style:graphic-properties fo:min-height="12.179cm"/>
    </style:style>
    <style:style style:name="pr7" style:family="presentation" style:parent-style-name="lyt-roundedrect-outline1" style:list-style-name="L5">
      <style:graphic-properties draw:auto-grow-height="true" fo:min-height="12.179cm"/>
    </style:style>
    <style:style style:name="pr8" style:family="presentation" style:parent-style-name="lyt-roundedrect-outline1" style:list-style-name="L5">
      <style:graphic-properties draw:auto-grow-height="true" fo:min-height="12.179cm"/>
    </style:style>
    <style:style style:name="pr9" style:family="presentation" style:parent-style-name="lyt-roundedrect-outline1" style:list-style-name="L5">
      <style:graphic-properties draw:auto-grow-height="true" fo:min-height="12.179cm"/>
    </style:style>
    <style:style style:name="pr10" style:family="presentation" style:parent-style-name="lyt-roundedrect-title">
      <style:graphic-properties draw:auto-grow-height="true" fo:min-height="3.506cm"/>
    </style:style>
    <style:style style:name="P1" style:family="paragraph">
      <style:text-properties style:font-size-asian="32pt"/>
    </style:style>
    <style:style style:name="P2" style:family="paragraph">
      <style:text-properties style:font-size-asian="28.1000003814697pt"/>
    </style:style>
    <style:style style:name="P3" style:family="paragraph">
      <style:paragraph-properties fo:text-align="start"/>
    </style:style>
    <style:style style:name="T1" style:family="text">
      <style:text-properties style:font-size-asian="32pt"/>
    </style:style>
    <style:style style:name="T2" style:family="text">
      <style:text-properties style:font-size-asian="28.1000003814697pt"/>
    </style:style>
    <style:style style:name="T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4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6cm" text:min-label-width="0.8cm"/>
        <style:text-properties fo:font-family="StarSymbol" style:font-charset="x-symbol" fo:color="#800000" fo:font-size="45%"/>
      </text:list-level-style-bullet>
      <text:list-level-style-bullet text:level="3" text:bullet-char="●">
        <style:list-level-properties text:space-before="3cm" text:min-label-width="0.6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lyt-roundedrect" presentation:presentation-page-layout-name="AL1T32">
        <office:forms form:automatic-focus="false" form:apply-design-mode="false"/>
        <draw:frame presentation:style-name="pr1" draw:text-style-name="P1" draw:layer="layout" svg:width="23cm" svg:height="16.255cm" svg:x="1cm" svg:y="0.837cm" presentation:class="subtitle">
          <draw:text-box>
            <text:p><text:span text:style-name="T1">オープンソースカンファレンス京都</text:span><text:span text:style-name="T1">2012</text:span></text:p>
            <text:p><text:span text:style-name="T1"/></text:p>
            <text:p><text:span text:style-name="T1">Ubuntu</text:span><text:span text:style-name="T1">プロジェクトの概要と</text:span></text:p>
            <text:p><text:span text:style-name="T1">活動内容の紹介</text:span></text:p>
            <text:p><text:span text:style-name="T1"/></text:p>
            <text:p><text:span text:style-name="T1"/></text:p>
            <text:p><text:span text:style-name="T1">Ubuntu Japanese Team</text:span></text:p>
            <text:p><text:span text:style-name="T1">坂本 貴史</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draw:text-box>
              <text:p><text:span text:style-name="T2">仮想マシンの準備をしておく</text:span></text:p>
            </draw:text-box>
          </draw:frame>
        </presentation:notes>
      </draw:page>
      <draw:page draw:name="page2"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自己紹介</text:p>
          </draw:text-box>
        </draw:frame>
        <draw:frame presentation:style-name="pr4" draw:text-style-name="P1" draw:layer="layout" svg:width="22.6cm" svg:height="12.179cm" svg:x="1.4cm" svg:y="4.914cm" presentation:class="outline">
          <draw:text-box>
            <text:p><text:span text:style-name="T1"/></text:p>
            <text:p><text:span text:style-name="T1">坂本 貴史 </text:span><text:span text:style-name="T1">(</text:span><text:span text:style-name="T1">さかもと たかし</text:span><text:span text:style-name="T1">)</text:span></text:p>
            <text:p><text:span text:style-name="T1"/></text:p>
            <text:p><text:span text:style-name="T1">2010</text:span><text:span text:style-name="T1">年</text:span><text:span text:style-name="T1">4</text:span><text:span text:style-name="T1">月から</text:span><text:span text:style-name="T1">Ubuntu Japanese Team</text:span><text:span text:style-name="T1">のメンバーとして活動</text:span></text:p>
          </draw:text-box>
        </draw:frame>
        <presentation:notes draw:style-name="dp2">
          <draw:page-thumbnail draw:style-name="gr1" draw:layer="layout" svg:width="14.848cm" svg:height="11.136cm" svg:x="3.075cm" svg:y="2.257cm" draw:page-number="2" presentation:class="page"/>
          <draw:frame presentation:style-name="pr5"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Ubuntuって何？</text:p>
          </draw:text-box>
        </draw:frame>
        <draw:frame presentation:style-name="pr4" draw:layer="layout" svg:width="22.6cm" svg:height="12.179cm" svg:x="1.4cm" svg:y="4.914cm" presentation:class="outline">
          <draw:text-box>
            <text:p>- WindowsやOS X（Mac）みたいなもの</text:p>
            <text:p text:style-name="P3">- コンピューター上で動作し、いろいろなニーズに応えます</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draw:text-box>
              <text:p>ブートしちゃう</text:p>
            </draw:text-box>
          </draw:frame>
        </presentation:notes>
      </draw:page>
      <draw:page draw:name="page4"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ニーズの一例</text:p>
          </draw:text-box>
        </draw:frame>
        <draw:frame presentation:style-name="pr4" draw:text-style-name="P3" draw:layer="layout" svg:width="22.6cm" svg:height="13.221cm" svg:x="1.4cm" svg:y="4.914cm" presentation:class="outline" presentation:user-transformed="true">
          <draw:text-box>
            <text:p text:style-name="P3">オフィススイートを使いたい</text:p>
            <text:list text:style-name="L4">
              <text:list-item>
                <text:p text:style-name="P3">インターネットをしたい</text:p>
              </text:list-item>
              <text:list-item>
                <text:p text:style-name="P3">メールをしたい</text:p>
              </text:list-item>
              <text:list-item>
                <text:p text:style-name="P3">ビデオチャットしたい</text:p>
              </text:list-item>
              <text:list-item>
                <text:p text:style-name="P3">動画共有サービスを利用したい</text:p>
              </text:list-item>
              <text:list-item>
                <text:p text:style-name="P3">音楽を聞きたい</text:p>
              </text:list-item>
              <text:list-item>
                <text:p text:style-name="P3">ソフトウェアを開発したい</text:p>
              </text:list-item>
              <text:list-item>
                <text:p text:style-name="P3">などなど</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無料です</text:p>
          </draw:text-box>
        </draw:frame>
        <draw:frame presentation:style-name="pr4" draw:text-style-name="P3" draw:layer="layout" svg:width="22.6cm" svg:height="12.179cm" svg:x="1.4cm" svg:y="4.914cm" presentation:class="outline" presentation:user-transformed="true">
          <draw:text-box>
            <text:list text:style-name="L3">
              <text:list-item>
                <text:p text:style-name="P3"><text:s/>ベースシステムもアプリケーションも無料です</text:p>
              </text:list-item>
              <text:list-item>
                <text:p text:style-name="P3"><text:s/>マシンは購入してください</text:p>
              </text:list-item>
            </text:list>
            <text:p text:style-name="P3"/>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office:forms form:automatic-focus="false" form:apply-design-mode="false"/>
        <draw:frame presentation:style-name="pr3" draw:layer="layout" svg:width="23cm" svg:height="3.506cm" svg:x="1cm" svg:y="0.837cm" presentation:class="title" presentation:user-transformed="true">
          <draw:text-box>
            <text:p><text:line-break/> だいたいどんなマシンでも動く</text:p>
          </draw:text-box>
        </draw:frame>
        <draw:frame presentation:style-name="pr6" draw:layer="layout" svg:width="22.6cm" svg:height="12.179cm" svg:x="1.4cm" svg:y="4.914cm" presentation:class="outline" presentation:user-transformed="true">
          <draw:text-box>
            <text:list text:style-name="L3">
              <text:list-item>
                <text:p text:style-name="P3"><text:s/>ハードウェアの違いはUbuntuが吸収</text:p>
              </text:list-item>
              <text:list-item>
                <text:p text:style-name="P3"><text:s/>ユーザーはどのマシンでも同じ操作で扱える</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2"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いろんな周辺機器が使える</text:p>
          </draw:text-box>
        </draw:frame>
        <draw:frame presentation:style-name="pr6" draw:layer="layout" svg:width="22.6cm" svg:height="12.179cm" svg:x="1.4cm" svg:y="4.914cm" presentation:class="outline">
          <draw:text-box>
            <text:list text:style-name="L3">
              <text:list-item>
                <text:p text:style-name="P3">マウス、ディスプレイ、キーボードはもとよりプリンター、スキャナー、無線LANなど使える</text:p>
              </text:list-item>
              <text:list-item>
                <text:p text:style-name="P3">いろんなドライバーが標準でインストール済み</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リリースの周期</text:p>
          </draw:text-box>
        </draw:frame>
        <draw:frame presentation:style-name="pr4" draw:text-style-name="P3" draw:layer="layout" svg:width="22.6cm" svg:height="12.179cm" svg:x="1.4cm" svg:y="4.914cm" presentation:class="outline">
          <draw:text-box>
            <text:list text:style-name="L3">
              <text:list-item>
                <text:p text:style-name="P3"><text:span text:style-name="T1">半年に</text:span><text:span text:style-name="T1">1</text:span><text:span text:style-name="T1">回リリースされる</text:span></text:p>
              </text:list-item>
              <text:list-item>
                <text:p text:style-name="P3"><text:span text:style-name="T1">最新は</text:span><text:span text:style-name="T1">12.04</text:span><text:span text:style-name="T1">（</text:span><text:span text:style-name="T1">2012</text:span><text:span text:style-name="T1">年</text:span><text:span text:style-name="T1">4</text:span><text:span text:style-name="T1">月リリース）</text:span></text:p>
              </text:list-item>
              <text:list-item>
                <text:p text:style-name="P3"><text:span text:style-name="T1">次回は</text:span><text:span text:style-name="T1">12.10</text:span><text:span text:style-name="T1">（</text:span><text:span text:style-name="T1">2012</text:span><text:span text:style-name="T1">年</text:span><text:span text:style-name="T1">10</text:span><text:span text:style-name="T1">月リリース）</text:span></text:p>
                <text:p text:style-name="P3"><text:span text:style-name="T1"/></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2" draw:layer="layout" svg:width="16.799cm" svg:height="13.364cm" svg:x="2.1cm" svg:y="14.107cm" presentation:class="notes">
            <draw:text-box>
              <text:p><text:span text:style-name="T2">先に仮想マシンのほう見せる</text:span></text:p>
            </draw:text-box>
          </draw:frame>
        </presentation:notes>
      </draw:page>
      <draw:page draw:name="page9"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pan text:style-name="T1">リリースのサポート期間</text:span></text:p>
          </draw:text-box>
        </draw:frame>
        <draw:frame presentation:style-name="pr4" draw:text-style-name="P3" draw:layer="layout" svg:width="22.6cm" svg:height="12.179cm" svg:x="1.4cm" svg:y="4.914cm" presentation:class="outline">
          <draw:text-box>
            <text:list text:style-name="L3">
              <text:list-item>
                <text:p text:style-name="P3"><text:span text:style-name="T1">バージョンやタイプによって</text:span><text:span text:style-name="T1">3</text:span><text:span text:style-name="T1">年から</text:span><text:span text:style-name="T1">5</text:span><text:span text:style-name="T1">年の幅がある</text:span></text:p>
              </text:list-item>
              <text:list-item>
                <text:p text:style-name="P3"><text:span text:style-name="T1">サポート期間中はセキュリティーアップデートが提供される</text:span></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32">
        <office:forms form:automatic-focus="false" form:apply-design-mode="false"/>
        <draw:frame presentation:style-name="pr1" draw:text-style-name="P1" draw:layer="layout" svg:width="23cm" svg:height="16.255cm" svg:x="1cm" svg:y="0.837cm" presentation:class="subtitle">
          <draw:text-box>
            <text:p><text:span text:style-name="T1">Ubuntu</text:span><text:span text:style-name="T1">ってだれが作ってるの？</text:span></text:p>
          </draw:text-box>
        </draw:frame>
        <presentation:notes draw:style-name="dp2">
          <draw:page-thumbnail draw:style-name="gr1" draw:layer="layout" svg:width="14.848cm" svg:height="11.136cm" svg:x="3.075cm" svg:y="2.257cm" draw:page-number="10" presentation:class="page"/>
          <draw:frame presentation:style-name="pr2" draw:text-style-name="P2" draw:layer="layout" svg:width="16.799cm" svg:height="13.364cm" svg:x="2.1cm" svg:y="14.107cm" presentation:class="notes">
            <draw:text-box>
              <text:p><text:span text:style-name="T2">ここでデモできるかな？</text:span></text:p>
            </draw:text-box>
          </draw:frame>
        </presentation:notes>
      </draw:page>
      <draw:page draw:name="page11"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使用可能なソフトウェア</text:p>
          </draw:text-box>
        </draw:frame>
        <draw:frame presentation:style-name="pr4" draw:text-style-name="P3" draw:layer="layout" svg:width="22.6cm" svg:height="14.436cm" svg:x="1.4cm" svg:y="4.914cm" presentation:class="outline" presentation:user-transformed="true">
          <draw:text-box>
            <text:list text:style-name="L3">
              <text:list-item>
                <text:p text:style-name="P3">Ubuntuで利用可能なソフトウェアはそれぞれのプロジェクトが開発してる</text:p>
              </text:list-item>
              <text:list-item>
                <text:p text:style-name="P3"><text:s/>一例</text:p>
              </text:list-item>
            </text:list>
            <text:list text:style-name="L4">
              <text:list-item>
                <text:p text:style-name="P3">LibreOffice</text:p>
              </text:list-item>
              <text:list-item>
                <text:p text:style-name="P3">Samba</text:p>
              </text:list-item>
              <text:list-item>
                <text:p text:style-name="P3">CUPS</text:p>
              </text:list-item>
              <text:list-item>
                <text:p text:style-name="P3">GNU</text:p>
              </text:list-item>
              <text:list-item>
                <text:p text:style-name="P3">ALSA</text:p>
              </text:list-item>
            </text:list>
            <text:list text:style-name="L3">
              <text:list-item>
                <text:p text:style-name="P3">Linuxカーネルなど</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pan text:style-name="T1">ほぼすべてがオープンソースソフトウェア</text:span></text:p>
          </draw:text-box>
        </draw:frame>
        <draw:frame presentation:style-name="pr7" draw:text-style-name="P3" draw:layer="layout" svg:width="22.6cm" svg:height="12.179cm" svg:x="1.4cm" svg:y="4.914cm" presentation:class="outline">
          <draw:text-box>
            <text:list text:style-name="L5">
              <text:list-item>
                <text:p text:style-name="P3"><text:span text:style-name="T1">Ubuntu</text:span><text:span text:style-name="T1">で使用可能なソフトウェアは、ほとんどがオープンソースソフトウェア</text:span></text:p>
                <text:p text:style-name="P3"><text:span text:style-name="T1"/></text:p>
              </text:list-item>
              <text:list-item>
                <text:p text:style-name="P3"><text:span text:style-name="T1">けど、オープンソースソフトウェアではない一部のソフトウェアも、権利侵害しない範囲で利用可能にしてる</text:span></text:p>
                <text:p text:style-name="P3"><text:span text:style-name="T1"/></text:p>
              </text:list-item>
            </text:list>
          </draw:text-box>
        </draw:frame>
        <presentation:notes draw:style-name="dp2">
          <draw:page-thumbnail draw:style-name="gr1" draw:layer="layout" svg:width="14.848cm" svg:height="11.136cm" svg:x="3.075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pan text:style-name="T1">ほぼすべてがオープンソースソフトウェア</text:span></text:p>
          </draw:text-box>
        </draw:frame>
        <draw:frame presentation:style-name="pr8" draw:text-style-name="P3" draw:layer="layout" svg:width="22.6cm" svg:height="12.179cm" svg:x="1.4cm" svg:y="4.914cm" presentation:class="outline">
          <draw:text-box>
            <text:list text:style-name="L5">
              <text:list-item>
                <text:p text:style-name="P3"><text:span text:style-name="T1">Ubuntu</text:span><text:span text:style-name="T1">で使用可能なソフトウェアは、ほとんどがオープンソースソフトウェア</text:span></text:p>
                <text:p text:style-name="P3"><text:span text:style-name="T1"/></text:p>
              </text:list-item>
              <text:list-item>
                <text:p text:style-name="P3"><text:span text:style-name="T1">けど、オープンソースソフトウェアではない一部のソフトウェアも、権利侵害しない範囲で利用可能にしてる</text:span></text:p>
                <text:p text:style-name="P3"><text:span text:style-name="T1"/></text:p>
              </text:list-item>
            </text:list>
          </draw:text-box>
        </draw:frame>
        <presentation:notes draw:style-name="dp2">
          <draw:page-thumbnail draw:style-name="gr1" draw:layer="layout" svg:width="14.848cm" svg:height="11.136cm" svg:x="3.075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オープンソースソフトウェアとUbuntu</text:p>
          </draw:text-box>
        </draw:frame>
        <draw:frame presentation:style-name="pr9" draw:text-style-name="P3" draw:layer="layout" svg:width="22.6cm" svg:height="12.179cm" svg:x="1.4cm" svg:y="4.914cm" presentation:class="outline">
          <draw:text-box>
            <text:list text:style-name="L5">
              <text:list-item>
                <text:p text:style-name="P3"><text:span text:style-name="T1">Ubuntu</text:span><text:span text:style-name="T1">はオープンソースソフトウェアを集めて、ユーザーが利用しやすいように構成したもの</text:span></text:p>
              </text:list-item>
              <text:list-item>
                <text:p text:style-name="P3"><text:span text:style-name="T1">なお、これらの開発プロジェクトを「上流（</text:span><text:span text:style-name="T1">upstream</text:span><text:span text:style-name="T1">）」と呼んだりします</text:span></text:p>
              </text:list-item>
            </text:list>
          </draw:text-box>
        </draw:frame>
        <presentation:notes draw:style-name="dp2">
          <draw:page-thumbnail draw:style-name="gr1" draw:layer="layout" svg:width="14.848cm" svg:height="11.136cm" svg:x="3.075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pan text:style-name="T1">オープンソースソフトウェアとは？</text:span></text:p>
          </draw:text-box>
        </draw:frame>
        <draw:frame presentation:style-name="pr4" draw:text-style-name="P3" draw:layer="layout" svg:width="22.6cm" svg:height="15.651cm" svg:x="1.4cm" svg:y="4.914cm" presentation:class="outline" presentation:user-transformed="true">
          <draw:text-box>
            <text:p text:style-name="P3"><text:span text:style-name="T1"><text:s text:c="2"/></text:span><text:span text:style-name="T1">- </text:span><text:span text:style-name="T1">以下の特徴を持つソフトウェアのこと</text:span></text:p>
            <text:p text:style-name="P3"><text:span text:style-name="T1"><text:s text:c="3"/></text:span><text:span text:style-name="T1">1.</text:span><text:span text:style-name="T1">自由な再頒布ができること</text:span></text:p>
            <text:p text:style-name="P3"><text:span text:style-name="T1"><text:s text:c="3"/></text:span><text:span text:style-name="T1">2.</text:span><text:span text:style-name="T1">ソースコードを入手できること</text:span></text:p>
            <text:p text:style-name="P3"><text:span text:style-name="T1"><text:s text:c="3"/></text:span><text:span text:style-name="T1">3.</text:span><text:span text:style-name="T1">派生物が存在でき、派生物に同じライセンスを適用できること</text:span></text:p>
            <text:p text:style-name="P3"><text:span text:style-name="T1"><text:s text:c="3"/></text:span><text:span text:style-name="T1">4.</text:span><text:span text:style-name="T1">差分情報の配布を認める場合には、同一性の保持を要求してもかまわない</text:span></text:p>
            <text:p text:style-name="P3"><text:span text:style-name="T1"><text:s text:c="3"/></text:span><text:span text:style-name="T1">5.</text:span><text:span text:style-name="T1">個人やグループを差別しないこと</text:span></text:p>
            <text:p text:style-name="P3"><text:span text:style-name="T1">（続く）</text:span></text:p>
            <text:p text:style-name="P3"><text:span text:style-name="T1"><text:s text:c="3"/></text:span></text:p>
          </draw:text-box>
        </draw:frame>
        <presentation:notes draw:style-name="dp2">
          <draw:page-thumbnail draw:style-name="gr1" draw:layer="layout" svg:width="14.848cm" svg:height="11.136cm" svg:x="3.075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2T1">
        <office:forms form:automatic-focus="false" form:apply-design-mode="false"/>
        <draw:frame presentation:style-name="pr3" draw:layer="layout" svg:width="23cm" svg:height="3.506cm" svg:x="1cm" svg:y="0.837cm" presentation:class="title" presentation:placeholder="true">
          <draw:text-box/>
        </draw:frame>
        <draw:frame presentation:style-name="pr4" draw:text-style-name="P3" draw:layer="layout" svg:width="22.6cm" svg:height="15.651cm" svg:x="1.4cm" svg:y="4.914cm" presentation:class="outline" presentation:user-transformed="true">
          <draw:text-box>
            <text:p text:style-name="P3"><text:span text:style-name="T1">6.</text:span><text:span text:style-name="T1">適用領域に基づいた差別をしないこと</text:span></text:p>
            <text:p text:style-name="P3"><text:span text:style-name="T1">7.</text:span><text:span text:style-name="T1">再配布において追加ライセンスを必要としないこと</text:span></text:p>
            <text:p text:style-name="P3"><text:span text:style-name="T1">8.</text:span><text:span text:style-name="T1">特定製品に依存しないこと</text:span></text:p>
            <text:p text:style-name="P3"><text:span text:style-name="T1">9.</text:span><text:span text:style-name="T1">同じ媒体で配布される他のソフトウェアを制限しないこと</text:span></text:p>
            <text:p text:style-name="P3"><text:span text:style-name="T1">10.</text:span><text:span text:style-name="T1">技術的な中立を保っていること</text:span></text:p>
            <text:p text:style-name="P3"><text:span text:style-name="T1">（</text:span><text:span text:style-name="T1">Open Source Initiative</text:span></text:p>
            <text:p text:style-name="P3"><text:span text:style-name="T1">The Open Source Definition</text:span></text:p>
            <text:p text:style-name="P3"><text:span text:style-name="T1">http://www.opensource.org/docs/osd</text:span><text:span text:style-name="T1">）</text:span></text:p>
          </draw:text-box>
        </draw:frame>
        <presentation:notes draw:style-name="dp2">
          <draw:page-thumbnail draw:style-name="gr1" draw:layer="layout" svg:width="14.848cm" svg:height="11.136cm" svg:x="3.075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Ubuntuというプロジェクト</text:p>
          </draw:text-box>
        </draw:frame>
        <draw:frame presentation:style-name="pr4" draw:text-style-name="P3" draw:layer="layout" svg:width="22.6cm" svg:height="12.179cm" svg:x="1.4cm" svg:y="4.914cm" presentation:class="outline">
          <draw:text-box>
            <text:p text:style-name="P3"><text:span text:style-name="T1">- Ubuntu</text:span><text:span text:style-name="T1">そのものは</text:span><text:span text:style-name="T1">Ubuntu</text:span><text:span text:style-name="T1">プロジェクトの参加者が作ってる</text:span></text:p>
            <text:p text:style-name="P3"><text:span text:style-name="T1"><text:s text:c="2"/></text:span><text:span text:style-name="T1">- Canonical</text:span><text:span text:style-name="T1">社</text:span></text:p>
            <text:p text:style-name="P3"><text:span text:style-name="T1"><text:s text:c="2"/></text:span><text:span text:style-name="T1">- Ubuntu</text:span><text:span text:style-name="T1">コミュニティ</text:span></text:p>
            <text:p text:style-name="P3"><text:span text:style-name="T1"/></text:p>
          </draw:text-box>
        </draw:frame>
        <presentation:notes draw:style-name="dp2">
          <draw:page-thumbnail draw:style-name="gr1" draw:layer="layout" svg:width="14.848cm" svg:height="11.136cm" svg:x="3.075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pan text:style-name="T1">Ubuntu</text:span><text:span text:style-name="T1">プロジェクトの哲学と目的</text:span></text:p>
          </draw:text-box>
        </draw:frame>
        <draw:frame presentation:style-name="pr4" draw:text-style-name="P3" draw:layer="layout" svg:width="22.6cm" svg:height="13.436cm" svg:x="1.4cm" svg:y="4.914cm" presentation:class="outline" presentation:user-transformed="true">
          <draw:text-box>
            <text:p text:style-name="P3"><text:span text:style-name="T1">哲学</text:span><text:span text:style-name="T1">: </text:span><text:span text:style-name="T1">人はソフトウェアを自分たちの原語であらゆる障害に関わらず無償で使用できるべきである</text:span></text:p>
            <text:p text:style-name="P3"><text:span text:style-name="T1">http://www.ubuntu.com/project</text:span></text:p>
            <text:p text:style-name="P3"><text:span text:style-name="T1">/about-ubuntu/our-philosophy</text:span></text:p>
            <text:p text:style-name="P3"><text:span text:style-name="T1"/></text:p>
            <text:p text:style-name="P3"><text:span text:style-name="T1">目的</text:span><text:span text:style-name="T1">: </text:span><text:span text:style-name="T1">誰にでも使える高品質な</text:span><text:span text:style-name="T1">OS</text:span><text:span text:style-name="T1">を作って無償配布する</text:span></text:p>
            <text:p text:style-name="P3"><text:span text:style-name="T1"/></text:p>
          </draw:text-box>
        </draw:frame>
        <presentation:notes draw:style-name="dp2">
          <draw:page-thumbnail draw:style-name="gr1" draw:layer="layout" svg:width="14.848cm" svg:height="11.136cm" svg:x="3.075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pan text:style-name="T1">プロジェクトを始めた人</text:span></text:p>
          </draw:text-box>
        </draw:frame>
        <draw:frame presentation:style-name="pr4" draw:layer="layout" svg:width="22.6cm" svg:height="12.179cm" svg:x="1.4cm" svg:y="4.914cm" presentation:class="outline" presentation:user-transformed="true">
          <draw:text-box>
            <text:list text:style-name="L3">
              <text:list-item>
                <text:p><text:span text:style-name="T1">Mark Shuttleworth</text:span></text:p>
              </text:list-item>
            </text:list>
            <text:list text:style-name="L5">
              <text:list-item>
                <text:p><text:span text:style-name="T1">Ubuntu</text:span><text:span text:style-name="T1">プロジェクトに最大の影響力を持つ人</text:span></text:p>
              </text:list-item>
              <text:list-item>
                <text:p><text:span text:style-name="T1">オープンソースソフトウェアの哲学を気に入っている</text:span></text:p>
                <text:p><text:span text:style-name="T1"/></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pan text:style-name="T1">Mark Shuttleworth</text:span><text:span text:style-name="T1">の略歴</text:span><text:span text:style-name="T1"><text:line-break/></text:span><text:span text:style-name="T1"/></text:p>
          </draw:text-box>
        </draw:frame>
        <draw:frame presentation:style-name="pr6" draw:layer="layout" svg:width="22.6cm" svg:height="12.179cm" svg:x="1.4cm" svg:y="4.914cm" presentation:class="outline" presentation:user-transformed="true">
          <draw:text-box>
            <text:p><text:span text:style-name="T1">1995</text:span><text:span text:style-name="T1">年（</text:span><text:span text:style-name="T1">22</text:span><text:span text:style-name="T1">歳）</text:span><text:span text:style-name="T1">: </text:span><text:span text:style-name="T1">南アフリカに本社を置く電子認証サービス会社「</text:span><text:span text:style-name="T1">Thawte</text:span><text:span text:style-name="T1">」を興して大成功</text:span></text:p>
            <text:p><text:span text:style-name="T1">1999</text:span><text:span text:style-name="T1">年（</text:span><text:span text:style-name="T1">26</text:span><text:span text:style-name="T1">歳）</text:span><text:span text:style-name="T1">: VeriSign</text:span><text:span text:style-name="T1">社へ会社を売却する運びとなり、億万長者となる</text:span></text:p>
            <text:p><text:span text:style-name="T1">2000</text:span><text:span text:style-name="T1">年（</text:span><text:span text:style-name="T1">27</text:span><text:span text:style-name="T1">歳）</text:span><text:span text:style-name="T1">: </text:span><text:span text:style-name="T1">南アフリカに投資会社を設立。周辺市場・新興市場を専門とする。</text:span></text:p>
          </draw:text-box>
        </draw:fram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2T1">
        <office:forms form:automatic-focus="false" form:apply-design-mode="false"/>
        <draw:frame presentation:style-name="pr3" draw:layer="layout" svg:width="23cm" svg:height="3.506cm" svg:x="1cm" svg:y="0.837cm" presentation:class="title" presentation:placeholder="true">
          <draw:text-box/>
        </draw:frame>
        <draw:frame presentation:style-name="pr6" draw:layer="layout" svg:width="22.6cm" svg:height="12.179cm" svg:x="1.4cm" svg:y="4.914cm" presentation:class="outline" presentation:user-transformed="true">
          <draw:text-box>
            <text:p><text:span text:style-name="T1">2001</text:span><text:span text:style-name="T1">年（</text:span><text:span text:style-name="T1">28</text:span><text:span text:style-name="T1">歳）</text:span><text:span text:style-name="T1">: </text:span><text:span text:style-name="T1">南アフリカにマークシャトルワース財団を設立。社会を変える革新的なアイディアを持つ個人への投資事業を開始</text:span></text:p>
            <text:p><text:span text:style-name="T1">2004</text:span><text:span text:style-name="T1">年（</text:span><text:span text:style-name="T1">31</text:span><text:span text:style-name="T1">歳）</text:span><text:span text:style-name="T1">: </text:span><text:span text:style-name="T1">英国に</text:span><text:span text:style-name="T1">Canonical</text:span><text:span text:style-name="T1">社を設立。最高経営責任者（</text:span><text:span text:style-name="T1">CEO</text:span><text:span text:style-name="T1">）となる</text:span></text:p>
            <text:p><text:span text:style-name="T1">2005</text:span><text:span text:style-name="T1">年（</text:span><text:span text:style-name="T1">32</text:span><text:span text:style-name="T1">歳）</text:span><text:span text:style-name="T1">: Ubuntu</text:span><text:span text:style-name="T1">財団の設立と投資</text:span></text:p>
            <text:p><text:span text:style-name="T1">2010</text:span><text:span text:style-name="T1">年（</text:span><text:span text:style-name="T1">37</text:span><text:span text:style-name="T1">歳）</text:span><text:span text:style-name="T1">: Canonical</text:span><text:span text:style-name="T1">社の</text:span><text:span text:style-name="T1">CEO</text:span><text:span text:style-name="T1">を退任。最高執行責任者</text:span><text:span text:style-name="T1">(COO)</text:span><text:span text:style-name="T1">となる</text:span></text:p>
          </draw:text-box>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pan text:style-name="T1">Canonical</text:span><text:span text:style-name="T1">社</text:span></text:p>
          </draw:text-box>
        </draw:frame>
        <draw:frame presentation:style-name="pr4" draw:text-style-name="P3" draw:layer="layout" svg:width="22.6cm" svg:height="12.179cm" svg:x="1.4cm" svg:y="4.914cm" presentation:class="outline" presentation:user-transformed="true">
          <draw:text-box>
            <text:list text:style-name="L3">
              <text:list-item>
                <text:p text:style-name="P3"><text:span text:style-name="T1">Ubuntu</text:span><text:span text:style-name="T1">の開発とサポートを行う会社</text:span></text:p>
              </text:list-item>
              <text:list-item>
                <text:p text:style-name="P3"><text:span text:style-name="T1">サポートで稼ぎ、</text:span><text:span text:style-name="T1">Ubuntu</text:span><text:span text:style-name="T1">の開発に従事するエンジニアを雇用</text:span></text:p>
              </text:list-item>
              <text:list-item>
                <text:p text:style-name="P3"><text:span text:style-name="T1">自社で開発したソフトウェアの多くをオープンソースソフトウェアとしている</text:span></text:p>
              </text:list-item>
              <text:list-item>
                <text:p text:style-name="P3"><text:span text:style-name="T1">Ubuntu</text:span><text:span text:style-name="T1">プロジェクトを通じて、上流へのフィードバックも行なっている</text:span></text:p>
                <text:p text:style-name="P3"><text:span text:style-name="T1"/></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2" draw:layer="layout" svg:width="16.799cm" svg:height="13.364cm" svg:x="2.1cm" svg:y="14.107cm" presentation:class="notes" presentation:placeholder="true">
            <draw:text-box/>
          </draw:frame>
        </presentation:notes>
      </draw:page>
      <draw:page draw:name="page23" draw:style-name="dp3" draw:master-page-name="lyt-roundedrect" presentation:presentation-page-layout-name="AL2T1">
        <office:forms form:automatic-focus="false" form:apply-design-mode="false"/>
        <draw:frame presentation:style-name="pr3" draw:layer="layout" svg:width="23cm" svg:height="3.506cm" svg:x="1cm" svg:y="0.837cm" presentation:class="title">
          <draw:text-box>
            <text:p><text:span text:style-name="T1">Ubuntu</text:span><text:span text:style-name="T1">財団</text:span></text:p>
          </draw:text-box>
        </draw:frame>
        <draw:frame presentation:style-name="pr4" draw:text-style-name="P3" draw:layer="layout" svg:width="22.6cm" svg:height="12.179cm" svg:x="1.4cm" svg:y="4.914cm" presentation:class="outline">
          <draw:text-box>
            <text:list text:style-name="L3">
              <text:list-item>
                <text:p text:style-name="P3"><text:span text:style-name="T1">Canonical</text:span><text:span text:style-name="T1">社が倒産しても、</text:span><text:span text:style-name="T1">Ubuntu</text:span><text:span text:style-name="T1">プロジェクトを継続するのが目的</text:span></text:p>
              </text:list-item>
              <text:list-item>
                <text:p text:style-name="P3"><text:span text:style-name="T1">数年に渡るサポートが必要なサービスを提供し、エンタープライズ方面へのビジネスに進出</text:span></text:p>
                <text:p text:style-name="P3"><text:span text:style-name="T1"/></text:p>
              </text:list-item>
            </text:list>
          </draw:text-box>
        </draw:frame>
        <presentation:notes draw:style-name="dp2">
          <draw:page-thumbnail draw:style-name="gr1" draw:layer="layout" svg:width="14.848cm" svg:height="11.136cm" svg:x="3.075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32">
        <office:forms form:automatic-focus="false" form:apply-design-mode="false"/>
        <draw:frame presentation:style-name="pr1" draw:text-style-name="P1" draw:layer="layout" svg:width="23cm" svg:height="16.255cm" svg:x="1cm" svg:y="0.837cm" presentation:class="subtitle">
          <draw:text-box>
            <text:p><text:span text:style-name="T1">Ubuntu</text:span><text:span text:style-name="T1">コミュニティってなに？</text:span></text:p>
          </draw:text-box>
        </draw:frame>
        <presentation:notes draw:style-name="dp2">
          <draw:page-thumbnail draw:style-name="gr1" draw:layer="layout" svg:width="14.848cm" svg:height="11.136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2T1">
        <draw:frame presentation:style-name="pr3" draw:layer="layout" svg:width="23cm" svg:height="3.506cm" svg:x="1cm" svg:y="0.837cm" presentation:class="title">
          <draw:text-box>
            <text:p>Ubuntuコミュニティってなに？</text:p>
          </draw:text-box>
        </draw:frame>
        <draw:frame presentation:style-name="pr4" draw:layer="layout" svg:width="22.6cm" svg:height="13.221cm" svg:x="1.4cm" svg:y="4.914cm" presentation:class="outline">
          <draw:text-box>
            <text:p>- Ubuntuに関心がある人たちの集まり</text:p>
            <text:p><text:s text:c="2"/>- 普通のユーザー</text:p>
            <text:p><text:s text:c="2"/>- デザイナー</text:p>
            <text:p><text:s text:c="2"/>- ソフトウェアやドキュメントの翻訳者</text:p>
            <text:p><text:s text:c="2"/>- ソフトウェア開発者</text:p>
            <text:p><text:s text:c="2"/>- テスター</text:p>
            <text:p><text:s text:c="2"/>- パッケージメンテナーなどなど</text:p>
            <text:p/>
          </draw:text-box>
        </draw:frame>
        <presentation:notes draw:style-name="dp2">
          <draw:page-thumbnail draw:style-name="gr1" draw:layer="layout" svg:width="14.848cm" svg:height="11.136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2T1">
        <draw:frame presentation:style-name="pr3" draw:layer="layout" svg:width="23cm" svg:height="3.506cm" svg:x="1cm" svg:y="0.837cm" presentation:class="title">
          <draw:text-box>
            <text:p><text:span text:style-name="T1">Ubuntu Code of Conduct(CoC)</text:span></text:p>
          </draw:text-box>
        </draw:frame>
        <draw:frame presentation:style-name="pr4" draw:layer="layout" svg:width="22.6cm" svg:height="12.179cm" svg:x="1.4cm" svg:y="4.914cm" presentation:class="outline">
          <draw:text-box>
            <text:p><text:span text:style-name="T1">http://www.ubuntu.com/project/about-ubuntu/conduct</text:span></text:p>
            <text:list text:style-name="L5">
              <text:list-header>
                <text:p><text:span text:style-name="T1"/></text:p>
              </text:list-header>
              <text:list-item>
                <text:p><text:span text:style-name="T1">Ubuntu</text:span><text:span text:style-name="T1">コミュニティで活動する上での行動規範</text:span></text:p>
              </text:list-item>
              <text:list-item>
                <text:p><text:span text:style-name="T1">「</text:span><text:span text:style-name="T1">Ubuntu</text:span><text:span text:style-name="T1">」という言葉の意味とその精神を重視して設定されている</text:span></text:p>
                <text:p><text:span text:style-name="T1"/></text:p>
              </text:list-item>
            </text:list>
          </draw:text-box>
        </draw:frame>
        <presentation:notes draw:style-name="dp2">
          <draw:page-thumbnail draw:style-name="gr1" draw:layer="layout" svg:width="14.848cm" svg:height="11.136cm" svg:x="3.075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2T1">
        <draw:frame presentation:style-name="pr3" draw:layer="layout" svg:width="23cm" svg:height="3.506cm" svg:x="1cm" svg:y="0.837cm" presentation:class="title">
          <draw:text-box>
            <text:p>ローカルコミュニティー（LoCo）</text:p>
          </draw:text-box>
        </draw:frame>
        <draw:frame presentation:style-name="pr4" draw:layer="layout" svg:width="22.6cm" svg:height="16.562cm" svg:x="1.4cm" svg:y="4.914cm" presentation:class="outline" presentation:user-transformed="true">
          <draw:text-box>
            <text:p><text:span text:style-name="T3">http://loco.ubuntu.com/about-loco/</text:span></text:p>
            <text:p><text:span text:style-name="T3">https://wiki.ubuntu.com/LoCoTeamHowto</text:span></text:p>
            <text:list text:style-name="L3">
              <text:list-item>
                <text:p>各地域単位のUbuntuに関心のある人の集まり</text:p>
              </text:list-item>
              <text:list-item>
                <text:p>Ubuntuの発展につなげることが目的</text:p>
              </text:list-item>
              <text:list-item>
                <text:p>現在180超のLoCoがあり、誰でも作れる</text:p>
              </text:list-item>
              <text:list-item>
                <text:p>特定の条件を満たすと公式なLoCoとして認められる</text:p>
              </text:list-item>
              <text:list-item>
                <text:p>毎リリース毎にディスクイメージをもらえる、イベント用グッズをもらえるといったメリット</text:p>
                <text:p/>
              </text:list-item>
            </text:list>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2T1">
        <draw:frame presentation:style-name="pr10" draw:layer="layout" svg:width="23cm" svg:height="3.506cm" svg:x="1cm" svg:y="0.837cm" presentation:class="title">
          <draw:text-box>
            <text:p><text:span text:style-name="T1">Ubuntu Japanese Team</text:span></text:p>
          </draw:text-box>
        </draw:frame>
        <draw:frame presentation:style-name="pr4" draw:layer="layout" svg:width="22.6cm" svg:height="12.179cm" svg:x="1.4cm" svg:y="4.914cm" presentation:class="outline">
          <draw:text-box>
            <text:list text:style-name="L3">
              <text:list-item>
                <text:p><text:span text:style-name="T1">日本において</text:span><text:span text:style-name="T1">Ubuntu</text:span><text:span text:style-name="T1">の改善と普及を目指す任意団体</text:span></text:p>
              </text:list-item>
              <text:list-item>
                <text:p><text:span text:style-name="T1">2005</text:span><text:span text:style-name="T1">年</text:span><text:span text:style-name="T1">11</text:span><text:span text:style-name="T1">月に公式な</text:span><text:span text:style-name="T1">LoCo</text:span><text:span text:style-name="T1">に認定</text:span></text:p>
                <text:p><text:span text:style-name="T1"/></text:p>
              </text:list-item>
            </text:list>
          </draw:text-box>
        </draw:frame>
        <presentation:notes draw:style-name="dp2">
          <draw:page-thumbnail draw:style-name="gr1" draw:layer="layout" svg:width="14.848cm" svg:height="11.136cm" svg:x="3.075cm" svg:y="2.257cm" draw:page-number="28" presentation:class="page"/>
          <draw:frame presentation:style-name="pr2" draw:text-style-name="P2"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2T1">
        <draw:frame presentation:style-name="pr3" draw:layer="layout" svg:width="23cm" svg:height="3.506cm" svg:x="1cm" svg:y="0.837cm" presentation:class="title">
          <draw:text-box>
            <text:p><text:span text:style-name="T1">活動内容</text:span></text:p>
          </draw:text-box>
        </draw:frame>
        <draw:frame presentation:style-name="pr4" draw:layer="layout" svg:width="22.6cm" svg:height="13.651cm" svg:x="1.4cm" svg:y="4.914cm" presentation:class="outline" presentation:user-transformed="true">
          <draw:text-box>
            <text:list text:style-name="L3">
              <text:list-item>
                <text:p><text:span text:style-name="T1">Ubuntu</text:span><text:span text:style-name="T1">の日本語サポートをより良いものにするため、</text:span><text:span text:style-name="T1">Ubuntu</text:span><text:span text:style-name="T1">コミュニティに参加</text:span></text:p>
              </text:list-item>
              <text:list-item>
                <text:p><text:span text:style-name="T1">Ubuntu</text:span><text:span text:style-name="T1">に関する情報共有のため、</text:span><text:span text:style-name="T1">Web</text:span><text:span text:style-name="T1">サイト、</text:span><text:span text:style-name="T1">Web</text:span><text:span text:style-name="T1">フォーラム、メーリングリスト、</text:span><text:span text:style-name="T1">Wiki</text:span><text:span text:style-name="T1">、</text:span><text:span text:style-name="T1">IRC</text:span><text:span text:style-name="T1">チャンネルなどを運営</text:span></text:p>
              </text:list-item>
              <text:list-item>
                <text:p><text:span text:style-name="T1">Ubuntu</text:span><text:span text:style-name="T1">に関するバグや改善案を日本語で受け付けるため、</text:span><text:span text:style-name="T1">Ubuntu</text:span><text:span text:style-name="T1">改善プロジェクトを運営</text:span></text:p>
              </text:list-item>
              <text:list-item>
                <text:p><text:span text:style-name="T1">雑誌などの媒体に</text:span><text:span text:style-name="T1">Ubuntu</text:span><text:span text:style-name="T1">関連の記事を執筆</text:span></text:p>
              </text:list-item>
            </text:list>
          </draw:text-box>
        </draw:frame>
        <presentation:notes draw:style-name="dp2">
          <draw:page-thumbnail draw:style-name="gr1" draw:layer="layout" svg:width="14.848cm" svg:height="11.136cm" svg:x="3.075cm" svg:y="2.257cm" draw:page-number="29" presentation:class="page"/>
          <draw:frame presentation:style-name="pr2" draw:text-style-name="P2"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2T1">
        <draw:frame presentation:style-name="pr3" draw:layer="layout" svg:width="23cm" svg:height="3.506cm" svg:x="1cm" svg:y="0.837cm" presentation:class="title" presentation:placeholder="true" presentation:user-transformed="true">
          <draw:text-box/>
        </draw:frame>
        <draw:frame presentation:style-name="pr6" draw:layer="layout" svg:width="22.6cm" svg:height="12.179cm" svg:x="1.4cm" svg:y="4.914cm" presentation:class="outline">
          <draw:text-box>
            <text:list text:style-name="L3">
              <text:list-item>
                <text:p><text:span text:style-name="T1">オリジナルに含めることができなかった日本語環境用のパッケージを作成・配布</text:span></text:p>
              </text:list-item>
              <text:list-item>
                <text:p><text:span text:style-name="T1">Ubuntu Desktop </text:span><text:span text:style-name="T1">日本語 </text:span><text:span text:style-name="T1">Remix CD</text:span><text:span text:style-name="T1">イメージの配布</text:span></text:p>
              </text:list-item>
              <text:list-item>
                <text:p><text:span text:style-name="T1">Ubuntu</text:span><text:span text:style-name="T1">プロジェクトの振興のため、各種イベントに参加</text:span></text:p>
                <text:p><text:span text:style-name="T1"/></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2T1">
        <draw:frame presentation:style-name="pr3" draw:layer="layout" svg:width="23cm" svg:height="3.506cm" svg:x="1cm" svg:y="0.837cm" presentation:class="title">
          <draw:text-box>
            <text:p>チームのメンバー</text:p>
          </draw:text-box>
        </draw:frame>
        <draw:frame presentation:style-name="pr4" draw:layer="layout" svg:width="22.6cm" svg:height="12.179cm" svg:x="1.4cm" svg:y="4.914cm" presentation:class="outline">
          <draw:text-box>
            <text:list text:style-name="L3">
              <text:list-item>
                <text:p><text:span text:style-name="T1">チーム内で中心的な役割を果たす参加者を「メンバー」として認定</text:span></text:p>
              </text:list-item>
            </text:list>
            <text:p><text:span text:style-name="T1"/></text:p>
          </draw:text-box>
        </draw:frame>
        <presentation:notes draw:style-name="dp2">
          <draw:page-thumbnail draw:style-name="gr1" draw:layer="layout" svg:width="14.848cm" svg:height="11.136cm" svg:x="3.075cm" svg:y="2.257cm" draw:page-number="31" presentation:class="page"/>
          <draw:frame presentation:style-name="pr2" draw:text-style-name="P2"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2T1">
        <draw:frame presentation:style-name="pr3" draw:layer="layout" svg:width="23cm" svg:height="3.506cm" svg:x="1cm" svg:y="0.837cm" presentation:class="title">
          <draw:text-box>
            <text:p>サポート</text:p>
          </draw:text-box>
        </draw:frame>
        <draw:frame presentation:style-name="pr4" draw:layer="layout" svg:width="22.6cm" svg:height="13.221cm" svg:x="1.4cm" svg:y="4.914cm" presentation:class="outline" presentation:user-transformed="true">
          <draw:text-box>
            <text:list text:style-name="L3">
              <text:list-item>
                <text:p><text:span text:style-name="T1">Canonical</text:span><text:span text:style-name="T1">社などの有料サポートサービス</text:span></text:p>
              </text:list-item>
              <text:list-item>
                <text:p><text:span text:style-name="T1">Ubuntu Japanese Team</text:span><text:span text:style-name="T1">への参加</text:span></text:p>
              </text:list-item>
            </text:list>
            <text:p><text:s text:c="2"/>- サポートフォーラム</text:p>
            <text:p><text:s text:c="2"/>- メーリングリスト</text:p>
            <text:p><text:s text:c="2"/>- IRC</text:p>
            <text:p><text:s text:c="2"/>- Wiki</text:p>
            <text:p><text:s text:c="2"/>- 各イベント</text:p>
            <text:p><text:span text:style-name="T1"/></text:p>
          </draw:text-box>
        </draw:frame>
        <presentation:notes draw:style-name="dp2">
          <draw:page-thumbnail draw:style-name="gr1" draw:layer="layout" svg:width="14.848cm" svg:height="11.136cm" svg:x="3.075cm" svg:y="2.257cm" draw:page-number="32" presentation:class="page"/>
          <draw:frame presentation:style-name="pr2" draw:text-style-name="P2"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2T1">
        <draw:frame presentation:style-name="pr3" draw:layer="layout" svg:width="23cm" svg:height="3.506cm" svg:x="1cm" svg:y="0.837cm" presentation:class="title">
          <draw:text-box>
            <text:p>最新の情報</text:p>
          </draw:text-box>
        </draw:frame>
        <draw:frame presentation:style-name="pr4" draw:layer="layout" svg:width="22.6cm" svg:height="12.179cm" svg:x="1.4cm" svg:y="4.914cm" presentation:class="outline" presentation:user-transformed="true">
          <draw:text-box>
            <text:p><text:s text:c="2"/>- Ubuntu Weekly Topics</text:p>
            <text:p><text:s text:c="2"/>- Ubuntu Weekly Recipe</text:p>
            <text:p><text:s text:c="2"/>- Ubuntu道場</text:p>
            <text:p><text:s text:c="2"/>- Ubuntu Magazine Japan</text:p>
            <text:p><text:s text:c="2"/>- うぶんちゅ</text:p>
            <text:p/>
          </draw:text-box>
        </draw:frame>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1T32">
        <draw:frame presentation:style-name="pr1" draw:layer="layout" svg:width="23cm" svg:height="16.255cm" svg:x="1cm" svg:y="0.837cm" presentation:class="subtitle">
          <draw:text-box>
            <text:p>質疑応答</text:p>
            <text:p/>
          </draw:text-box>
        </draw:frame>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paper4" xlink:href="Pictures/100000000000032000000258931F8343.png" xlink:type="simple" xlink:show="embed" xlink:actuate="onLoad"/>
    <draw:fill-image draw:name="rectangles3" xlink:href="Pictures/1000000000000320000002581B42268A.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akaoPGothic" style:font-family-generic="roman" style:font-pitch="variable" fo:font-size="44pt" fo:font-style="normal" fo:text-shadow="none" style:text-underline-style="none" fo:font-weight="normal" style:letter-kerning="true" style:font-family-asian="TakaoPGothic"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599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599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draw:background-size="border" draw:fill="bitmap" draw:fill-image-name="rectangles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r7" style:family="presentation" style:parent-style-name="lyt-roundedrect-backgroundobjects">
      <style:graphic-properties draw:stroke="none" draw:fill="none" draw:fill-color="#ffffff" draw:auto-grow-height="false" fo:min-height="1.449cm"/>
    </style:style>
    <style:style style:name="Mpr8" style:family="presentation" style:parent-style-name="lyt-roundedrect-backgroundobjects">
      <style:graphic-properties draw:stroke="none" draw:fill="none" draw:fill-color="#ffffff" draw:auto-grow-height="false" fo:min-height="1.485cm"/>
    </style:style>
    <style:style style:name="Mpr9"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5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79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番号&gt;</text:page-number></text:span></text:p>
        </draw:text-box>
      </draw:frame>
      <presentation:notes style:page-layout-name="PM0">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番号&gt;</text:page-number></text:span></text:p>
          </draw:text-box>
        </draw:frame>
      </presentation:notes>
    </style:master-page>
    <style:master-page style:name="lyt-roundedrect" style:page-layout-name="PM1" draw:style-name="Mdp3">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2.179cm" svg:x="1.4cm" svg:y="4.914cm" presentation:class="outline" presentation:placeholder="true">
        <draw:text-box/>
      </draw:frame>
      <draw:frame presentation:style-name="Mpr7" draw:text-style-name="MP4" draw:layer="backgroundobjects" svg:width="6.523cm" svg:height="1.448cm" svg:x="1.4cm" svg:y="19.131cm" presentation:class="date-time">
        <draw:text-box>
          <text:p text:style-name="MP4"><text:span text:style-name="MT1"><presentation:date-time/></text:span></text:p>
        </draw:text-box>
      </draw:frame>
      <draw:frame presentation:style-name="Mpr7" draw:text-style-name="MP5" draw:layer="backgroundobjects" svg:width="8.875cm" svg:height="1.448cm" svg:x="8.376cm" svg:y="19.131cm" presentation:class="footer">
        <draw:text-box>
          <text:p text:style-name="MP5"><text:span text:style-name="MT1"><presentation:footer/></text:span></text:p>
        </draw:text-box>
      </draw:frame>
      <draw:frame presentation:style-name="Mpr7" draw:text-style-name="MP6" draw:layer="backgroundobjects" svg:width="6.523cm" svg:height="1.448cm" svg:x="17.876cm" svg:y="19.131cm" presentation:class="page-number">
        <draw:text-box>
          <text:p text:style-name="MP6"><text:span text:style-name="MT1"><text:page-number>&lt;番号&gt;</text:page-number></text:span></text:p>
        </draw:text-box>
      </draw:frame>
      <presentation:notes style:page-layout-name="PM0">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8" draw:text-style-name="MP4" draw:layer="backgroundobjects" svg:width="9.113cm" svg:height="1.484cm" svg:x="0cm" svg:y="0cm" presentation:class="header">
          <draw:text-box>
            <text:p text:style-name="MP4"><text:span text:style-name="MT1"><presentation:header/></text:span></text:p>
          </draw:text-box>
        </draw:frame>
        <draw:frame presentation:style-name="Mpr8" draw:text-style-name="MP6" draw:layer="backgroundobjects" svg:width="9.113cm" svg:height="1.484cm" svg:x="11.886cm" svg:y="0cm" presentation:class="date-time">
          <draw:text-box>
            <text:p text:style-name="MP6"><text:span text:style-name="MT1"><presentation:date-time/></text:span></text:p>
          </draw:text-box>
        </draw:frame>
        <draw:frame presentation:style-name="Mpr9" draw:text-style-name="MP4" draw:layer="backgroundobjects" svg:width="9.113cm" svg:height="1.484cm" svg:x="0cm" svg:y="28.215cm" presentation:class="footer">
          <draw:text-box>
            <text:p text:style-name="MP4"><text:span text:style-name="MT1"><presentation:footer/></text:span></text:p>
          </draw:text-box>
        </draw:frame>
        <draw:frame presentation:style-name="Mpr9" draw:text-style-name="MP6" draw:layer="backgroundobjects" svg:width="9.113cm" svg:height="1.484cm" svg:x="11.886cm" svg:y="28.215cm" presentation:class="page-number">
          <draw:text-box>
            <text:p text:style-name="MP6"><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akashi Sakamoto</meta:initial-creator>
    <meta:creation-date>2012-08-03T22:13:19</meta:creation-date>
    <dc:date>2012-08-04T13:11:42</dc:date>
    <dc:creator>Takashi Sakamoto</dc:creator>
    <meta:editing-duration>PT4H7M25S</meta:editing-duration>
    <meta:editing-cycles>15</meta:editing-cycles>
    <meta:generator>LibreOffice/3.5$Linux_x86 LibreOffice_project/350m1$Build-2</meta:generator>
    <meta:document-statistic meta:object-count="175"/>
  </office:meta>
</office:document-meta>
</file>